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Normale" style:font-pitch="variable"/>
  </office:font-face-decls>
  <office:automatic-styles>
    <style:style style:name="P1" style:family="paragraph" style:parent-style-name="Title">
      <style:text-properties fo:language="en" fo:country="US" officeooo:rsid="000fcf83" officeooo:paragraph-rsid="000fcf83"/>
    </style:style>
    <style:style style:name="P2" style:family="paragraph" style:parent-style-name="Heading_20_1">
      <style:text-properties fo:language="en" fo:country="US" officeooo:rsid="000fcf83" officeooo:paragraph-rsid="000fcf83"/>
    </style:style>
    <style:style style:name="P3" style:family="paragraph" style:parent-style-name="Heading_20_1">
      <style:text-properties officeooo:rsid="00105e41" officeooo:paragraph-rsid="00105e41"/>
    </style:style>
    <style:style style:name="P4" style:family="paragraph" style:parent-style-name="Heading_20_1">
      <style:text-properties officeooo:rsid="0013c993" officeooo:paragraph-rsid="0013c993"/>
    </style:style>
    <style:style style:name="P5" style:family="paragraph" style:parent-style-name="Heading_20_1">
      <style:text-properties officeooo:rsid="00141a95" officeooo:paragraph-rsid="00141a95"/>
    </style:style>
    <style:style style:name="P6" style:family="paragraph" style:parent-style-name="Heading_20_1">
      <style:text-properties officeooo:paragraph-rsid="00141a95"/>
    </style:style>
    <style:style style:name="P7" style:family="paragraph" style:parent-style-name="Text_20_body" style:list-style-name="L1">
      <style:text-properties fo:language="en" fo:country="US" officeooo:rsid="000fcf83" officeooo:paragraph-rsid="000fcf83"/>
    </style:style>
    <style:style style:name="P8" style:family="paragraph" style:parent-style-name="Text_20_body" style:list-style-name="L2">
      <style:text-properties fo:language="en" fo:country="US" officeooo:rsid="000fcf83" officeooo:paragraph-rsid="000fcf83"/>
    </style:style>
    <style:style style:name="P9" style:family="paragraph" style:parent-style-name="Text_20_body" style:list-style-name="L2">
      <style:text-properties fo:language="en" fo:country="US" officeooo:rsid="00105e41" officeooo:paragraph-rsid="00105e41"/>
    </style:style>
    <style:style style:name="P10" style:family="paragraph" style:parent-style-name="Text_20_body" style:list-style-name="L2">
      <style:text-properties fo:language="en" fo:country="US" fo:font-weight="bold" officeooo:rsid="00105e41" officeooo:paragraph-rsid="00105e41" style:font-weight-asian="bold" style:font-weight-complex="bold"/>
    </style:style>
    <style:style style:name="P11" style:family="paragraph" style:parent-style-name="Text_20_body" style:list-style-name="L2">
      <style:text-properties fo:language="en" fo:country="US" fo:font-weight="normal" officeooo:rsid="00105e41" officeooo:paragraph-rsid="00105e41" style:font-weight-asian="normal" style:font-weight-complex="normal"/>
    </style:style>
    <style:style style:name="P12" style:family="paragraph" style:parent-style-name="Text_20_body" style:list-style-name="L3">
      <style:text-properties officeooo:rsid="00105e41" officeooo:paragraph-rsid="00105e41"/>
    </style:style>
    <style:style style:name="P13" style:family="paragraph" style:parent-style-name="Text_20_body" style:list-style-name="L4">
      <style:text-properties officeooo:rsid="00105e41" officeooo:paragraph-rsid="00105e41"/>
    </style:style>
    <style:style style:name="P14" style:family="paragraph" style:parent-style-name="Text_20_body" style:list-style-name="L4">
      <style:text-properties fo:font-weight="normal" officeooo:rsid="00115b81" officeooo:paragraph-rsid="00115b81" style:font-weight-asian="normal" style:font-weight-complex="normal"/>
    </style:style>
    <style:style style:name="P15" style:family="paragraph" style:parent-style-name="Text_20_body" style:list-style-name="L4">
      <style:text-properties fo:font-weight="normal" officeooo:rsid="0011d017" officeooo:paragraph-rsid="0011d017" style:font-weight-asian="normal" style:font-weight-complex="normal"/>
    </style:style>
    <style:style style:name="P16" style:family="paragraph" style:parent-style-name="Text_20_body" style:list-style-name="L4">
      <style:text-properties fo:font-weight="normal" officeooo:rsid="0012818a" officeooo:paragraph-rsid="0012818a" style:font-weight-asian="normal" style:font-weight-complex="normal"/>
    </style:style>
    <style:style style:name="P17" style:family="paragraph" style:parent-style-name="Text_20_body" style:list-style-name="L5">
      <style:text-properties officeooo:rsid="0013ff93" officeooo:paragraph-rsid="0013ff93"/>
    </style:style>
    <style:style style:name="P18" style:family="paragraph" style:parent-style-name="Text_20_body" style:list-style-name="L6">
      <style:text-properties officeooo:rsid="00141a95" officeooo:paragraph-rsid="00141a95"/>
    </style:style>
    <style:style style:name="P19" style:family="paragraph" style:parent-style-name="Text_20_body" style:list-style-name="L7">
      <style:text-properties officeooo:rsid="00141a95" officeooo:paragraph-rsid="00141a95"/>
    </style:style>
    <style:style style:name="P20" style:family="paragraph" style:parent-style-name="Text_20_body" style:list-style-name="L8">
      <style:text-properties officeooo:rsid="00141a95" officeooo:paragraph-rsid="00141a9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2f1f6"/>
    </style:style>
    <style:style style:name="T9" style:family="text">
      <style:text-properties officeooo:rsid="00141a95"/>
    </style:style>
    <style:style style:name="T10" style:family="text">
      <style:text-properties officeooo:rsid="0014616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novaccio</text:p>
      <text:h text:style-name="P2" text:outline-level="1">Slide 1</text:h>
      <text:list text:style-name="L1">
        <text:list-item>
          <text:p text:style-name="P7">Read the slide.</text:p>
        </text:list-item>
      </text:list>
      <text:h text:style-name="P2" text:outline-level="1">Slide 2 – UML</text:h>
      <text:list text:style-name="L2">
        <text:list-item>
          <text:p text:style-name="P8">A client is just a user accessing the application, there’s no need for authentication</text:p>
        </text:list-item>
        <text:list-item>
          <text:p text:style-name="P9">The client can interact with map with his input devices; you might be familiar with services like Google Maps, OpenStreetMap or Bing Maps</text:p>
        </text:list-item>
        <text:list-item>
          <text:p text:style-name="P9">Clicking with a transit’s stop will show the lines that offer a service there and their timetables</text:p>
        </text:list-item>
        <text:list-item>
          <text:p text:style-name="P10">TIMS<text:span text:style-name="T1"> is a live feed of disruptions in the city. It’s provided by Transport for London and it contains information related to the most important disruptions on the network:</text:span></text:p>
          <text:list>
            <text:list-item>
              <text:p text:style-name="P11">Road works</text:p>
            </text:list-item>
            <text:list-item>
              <text:p text:style-name="P11">Major accidents: collisions between vehicles, burst water pipes et similia</text:p>
            </text:list-item>
          </text:list>
        </text:list-item>
        <text:list-item>
          <text:p text:style-name="P10"><text:span text:style-name="T1">We will basically do an </text:span>ON-LINE SCRAPING<text:span text:style-name="T1"> of TIMS’ data, so we view TIMS as an actor in our software system</text:span></text:p>
        </text:list-item>
        <text:list-item>
          <text:p text:style-name="P10"><text:span text:style-name="T1">The </text:span>“statistician”<text:span text:style-name="T1"> runs analytics</text:span></text:p>
        </text:list-item>
      </text:list>
      <text:h text:style-name="P3" text:outline-level="1">Slide 3 – Dataset</text:h>
      <text:list text:style-name="L3">
        <text:list-item>
          <text:p text:style-name="P12">We’ll merge the <text:span text:style-name="T2">3 DATASETS READ THE SLIDES</text:span></text:p>
        </text:list-item>
      </text:list>
      <text:h text:style-name="P3" text:outline-level="1">Slide 4 – Classes</text:h>
      <text:list text:style-name="L4">
        <text:list-item>
          <text:p text:style-name="P13">This is a <text:span text:style-name="T2">SIMPLIFIED VIEW</text:span><text:span text:style-name="T1"> with only the important bits</text:span></text:p>
        </text:list-item>
        <text:list-item>
          <text:p text:style-name="P14"><text:soft-page-break/>The road network is a graph of v<text:span text:style-name="T3">ertexes and edges</text:span><text:span text:style-name="T4">, the highway stretches are pieces of network that connect </text:span><text:span text:style-name="T5">TWO</text:span><text:span text:style-name="T4"> intersections, they also carry infos such as</text:span></text:p>
          <text:list>
            <text:list-item>
              <text:p text:style-name="P14">Access restrictions on vehicles, pedestrians or animals</text:p>
            </text:list-item>
            <text:list-item>
              <text:p text:style-name="P14">The speed limit</text:p>
            </text:list-item>
            <text:list-item>
              <text:p text:style-name="P14">The class of road (motorway, A-road, secondary road, residential street, <text:span text:style-name="T10">pedestrian-only path</text:span>, path for pedal cycles, etc…)</text:p>
            </text:list-item>
          </text:list>
        </text:list-item>
        <text:list-item>
          <text:p text:style-name="P15">We can use <text:span text:style-name="T2">geospatial indexes</text:span> in MongoDB and Neo4j to look for <text:span text:style-name="T7">WGS84</text:span> coordinates in <draw:frame draw:style-name="fr1" draw:name="Oggetto1" text:anchor-type="as-char" svg:y="-0.386cm" svg:width="1.6cm" svg:height="0.508cm" draw:z-index="0"><draw:object xlink:href="./Object 1" xlink:type="simple" xlink:show="embed" xlink:actuate="onLoad"/><draw:image xlink:href="./ObjectReplacements/Object 1" xlink:type="simple" xlink:show="embed" xlink:actuate="onLoad"/></draw:frame>time.</text:p>
        </text:list-item>
        <text:list-item>
          <text:p text:style-name="P16">We <text:span text:style-name="T2">duplicate</text:span> data about <text:span text:style-name="T2">active disruptions</text:span> to aid the routing algorithm <text:span text:style-name="T8">find</text:span> the optimal path. Edges with <text:span text:style-name="T2">ROAD CLOSURES</text:span> are ignored in the search, and edges with <text:span text:style-name="T2">HIGH CONGESTION</text:span> are given an higher cost</text:p>
        </text:list-item>
      </text:list>
      <text:h text:style-name="P4" text:outline-level="1">Slide 5 – Mongo Database</text:h>
      <text:list text:style-name="L5">
        <text:list-item>
          <text:p text:style-name="P17">We save the POIs and their coordinates (with index)</text:p>
        </text:list-item>
        <text:list-item>
          <text:p text:style-name="P17">If a POI is a transit’s stop it also contains all its timetables</text:p>
        </text:list-item>
        <text:list-item>
          <text:p text:style-name="P17">Current and historical TIMS’ data are stored there</text:p>
        </text:list-item>
        <text:list-item>
          <text:p text:style-name="P17">The heatmap is basically a list of squared areas, each of those squares has an intensity level (eg [0,1]). We can then use the query’s result to render a map.</text:p>
        </text:list-item>
      </text:list>
      <text:h text:style-name="P6" text:outline-level="1"><text:span text:style-name="T9">Slide 6 – Rédis</text:span></text:h>
      <text:list text:style-name="L6">
        <text:list-item>
          <text:p text:style-name="P18">It is used to <text:span text:style-name="T2">accelerate</text:span><text:span text:style-name="T1"> response time for the most common routing problems.</text:span></text:p>
        </text:list-item>
      </text:list>
      <text:h text:style-name="P5" text:outline-level="1">Slide 7 – Neo4j</text:h>
      <text:list text:style-name="L7">
        <text:list-item>
          <text:p text:style-name="P19">We think that a <text:span text:style-name="T3">flipped</text:span><text:span text:style-name="T4"> representation of the road’s network</text:span><text:span text:style-name="T6"> </text:span><text:span text:style-name="T5">might</text:span><text:span text:style-name="T6"> improve traversing performance</text:span></text:p>
        </text:list-item>
        <text:list-item>
          <text:p text:style-name="P19"><text:soft-page-break/><text:span text:style-name="T6">In OpenStreetMap the edges contain the most information!</text:span></text:p>
        </text:list-item>
      </text:list>
      <text:h text:style-name="P5" text:outline-level="1">Slide 8 – Implementation</text:h>
      <text:list xml:id="list1733147490" text:style-name="L8">
        <text:list-item>
          <text:p text:style-name="P20">We have an inclination in developing a classical <text:span text:style-name="T2">DBMSes, HTTP Server, Web Client</text:span><text:span text:style-name="T1"> application either in Python or Java.</text:span></text:p>
        </text:list-item>
        <text:list-item>
          <text:p text:style-name="P20"><text:span text:style-name="T1">A standalone application is not be ruled out</text:span></text:p>
        </text:list-item>
        <text:list-item>
          <text:p text:style-name="P20"><text:span text:style-name="T1">Most of the heavy lifting will be done by the server</text:span></text:p>
        </text:list-item>
        <text:list-item>
          <text:p text:style-name="P20"><text:span text:style-name="T1">We can opt for two approaches to render the map</text:span></text:p>
          <text:list>
            <text:list-item>
              <text:p text:style-name="P20"><text:span text:style-name="T1">send to the client </text:span><text:span text:style-name="T2">PNG tiles</text:span><text:span text:style-name="T1">, like OpenStreetMap.org and Bing Map</text:span></text:p>
            </text:list-item>
            <text:list-item>
              <text:p text:style-name="P20"><text:span text:style-name="T1">send to the client </text:span><text:span text:style-name="T2">vectors, points and other stuff</text:span><text:span text:style-name="T1"> and let it render, like Google Map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Normale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Ubuntu" fo:font-family="Ubuntu" style:font-style-name="Normale" style:font-pitch="variable" fo:font-size="16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6:36:14.322600669</meta:creation-date>
    <dc:date>2022-12-13T18:42:37.812772623</dc:date>
    <meta:editing-duration>PT35M28S</meta:editing-duration>
    <meta:editing-cycles>9</meta:editing-cycles>
    <meta:generator>LibreOffice/7.4.3.2$Linux_X86_64 LibreOffice_project/40$Build-2</meta:generator>
    <meta:document-statistic meta:table-count="0" meta:image-count="0" meta:object-count="1" meta:page-count="3" meta:paragraph-count="39" meta:word-count="470" meta:character-count="2601" meta:non-whitespace-character-count="2193"/>
  </office:meta>
</office:document-meta>
</file>

<file path=Object 1/content.xml><?xml version="1.0" encoding="utf-8"?>
<math xmlns="http://www.w3.org/1998/Math/MathML" display="block">
  <semantics>
    <mrow>
      <mi>n</mi>
      <mi>log</mi>
      <mrow>
        <mo fence="true" form="prefix" stretchy="false">(</mo>
        <mrow>
          <mi>n</mi>
        </mrow>
        <mo fence="true" form="postfix" stretchy="false">)</mo>
      </mrow>
    </mrow>
    <annotation encoding="StarMath 5.0">n log(n)</annotation>
  </semantics>
</math>
</file>